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17cm"/>
    </style:style>
    <style:style style:name="co4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2.715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2.895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14"/>
        <table:table-column table:style-name="co2" table:number-columns-repeated="5" table:default-cell-style-name="ce14"/>
        <table:table-column table:style-name="co3" table:number-columns-repeated="3" table:default-cell-style-name="ce14"/>
        <table:table-column table:style-name="co4" table:number-columns-repeated="17" table:default-cell-style-name="ce14"/>
        <table:table-column table:style-name="co5" table:number-columns-repeated="998" table:default-cell-style-name="ce14"/>
        <table:table-row table:style-name="ro1">
          <table:table-cell table:style-name="ce1" office:value-type="string" calcext:value-type="string" table:number-columns-spanned="9" table:number-rows-spanned="1">
            <text:p>Diário de Autoconhecimento</text:p>
          </table:table-cell>
          <table:covered-table-cell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eu nome:</text:p>
          </table:table-cell>
          <table:table-cell table:style-name="ce23" office:value-type="string" calcext:value-type="string" table:number-columns-spanned="6" table:number-rows-spanned="1">
            <text:p>Mário Júnior – Turma XP – Tribo B</text:p>
          </table:table-cell>
          <table:covered-table-cell table:style-name="ce26"/>
          <table:covered-table-cell table:number-columns-repeated="3" table:style-name="ce27"/>
          <table:covered-table-cell table:style-name="ce29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1" table:number-rows-spanned="2">
            <text:p>Data</text:p>
          </table:table-cell>
          <table:table-cell table:style-name="ce18" office:value-type="string" calcext:value-type="string" table:number-columns-spanned="5" table:number-rows-spanned="1">
            <text:p>Emoção mais frequente no dia</text:p>
          </table:table-cell>
          <table:covered-table-cell table:number-columns-repeated="3" table:style-name="ce26"/>
          <table:covered-table-cell table:style-name="ce28"/>
          <table:table-cell table:style-name="ce18" office:value-type="string" calcext:value-type="string" table:number-columns-spanned="1" table:number-rows-spanned="2">
            <text:p>Gatilho: que situações dispararam essa emoção em você?</text:p>
          </table:table-cell>
          <table:table-cell table:style-name="ce18" office:value-type="string" calcext:value-type="string" table:number-columns-spanned="1" table:number-rows-spanned="2">
            <text:p>Sua reação: como você efetivamente agiu após essa emoção?</text:p>
          </table:table-cell>
          <table:table-cell table:style-name="ce18" office:value-type="string" calcext:value-type="string" table:number-columns-spanned="1" table:number-rows-spanned="2">
            <text:p>Reações alternativas: de que outras maneiras você poderia ter reagido?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covered-table-cell table:style-name="ce19"/>
          <table:table-cell table:style-name="ce18" office:value-type="string" calcext:value-type="string">
            <text:p>Alegria</text:p>
          </table:table-cell>
          <table:table-cell table:style-name="ce18" office:value-type="string" calcext:value-type="string">
            <text:p>Raiva</text:p>
          </table:table-cell>
          <table:table-cell table:style-name="ce18" office:value-type="string" calcext:value-type="string">
            <text:p>Medo</text:p>
          </table:table-cell>
          <table:table-cell table:style-name="ce18" office:value-type="string" calcext:value-type="string">
            <text:p>Nojo</text:p>
          </table:table-cell>
          <table:table-cell table:style-name="ce18" office:value-type="string" calcext:value-type="string">
            <text:p>Tristeza</text:p>
          </table:table-cell>
          <table:covered-table-cell table:number-columns-repeated="3" table:style-name="ce19"/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3" calcext:value-type="date">
            <text:p>1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ausência de dia letivo TRYBE.</text:p>
          </table:table-cell>
          <table:table-cell table:style-name="ce15" office:value-type="string" calcext:value-type="string">
            <text:p>Fiquei quase o dia todo sem ação, até que ao final da tarde, decidi fazer uma agenda para os próximos dias.</text:p>
          </table:table-cell>
          <table:table-cell table:style-name="ce15" office:value-type="string" calcext:value-type="string">
            <text:p>Eu poderia ter pego logo no início da tarde para fazer a agenda e já começar agindo em algumas frentes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14" calcext:value-type="date">
            <text:p>14/12/2021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eus planos não estão dando certo.</text:p>
          </table:table-cell>
          <table:table-cell table:style-name="ce15" office:value-type="string" calcext:value-type="string">
            <text:p>Fiquei bravo comigo e com os outros ao meu redor.</text:p>
          </table:table-cell>
          <table:table-cell table:style-name="ce15" office:value-type="string" calcext:value-type="string">
            <text:p>Eu poderia ter me acalmado e aceitado a situação, entendendo que amanhã é outro dia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15" calcext:value-type="date">
            <text:p>1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bate-papo muito bom, mediado pelo Summer Thalles, onde expusemos algumas de nossas vulnerabilidades, aprendemos com trocas de experiências riquíssimas entre os colegas e foi muito agregador.</text:p>
          </table:table-cell>
          <table:table-cell table:style-name="ce15" office:value-type="string" calcext:value-type="string">
            <text:p>Eu fiquei bastante energizado para dar continuidade aos meus estudos e contribuir com as demais pessoas estudantes, desenvolvendo-nos mutuamente.</text:p>
          </table:table-cell>
          <table:table-cell table:style-name="ce15" office:value-type="string" calcext:value-type="string">
            <text:p>Eu poderia ter me fechado e não compartilhado minhas vulnerabilidades e isso teria me privado das trocas que tivemos entre todas as pesso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6" calcext:value-type="date">
            <text:p>1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minhas tarefas, em acordo com a agenda que me propus, fui organizado e disciplinado.</text:p>
          </table:table-cell>
          <table:table-cell table:style-name="ce15" office:value-type="string" calcext:value-type="string">
            <text:p>Me concentrei ainda mais em tudo o que precisava fazer e fiz com dedicação e empenho.</text:p>
          </table:table-cell>
          <table:table-cell table:style-name="ce15" office:value-type="string" calcext:value-type="string">
            <text:p>Eu poderia ter me desfocado e não me dedicado aos planos que tracei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17" calcext:value-type="date">
            <text:p>17/12/2021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Tudo o que eu estou tentando fazer está dando errado e eu sinceramente estou com muito medo de não conseguir resistir por muito tempo.</text:p>
          </table:table-cell>
          <table:table-cell table:style-name="ce15" office:value-type="string" calcext:value-type="string">
            <text:p>Fiquei desolado, sem controle, me sentindo totalmente fraco e sem capacidade de seguir em frente.</text:p>
          </table:table-cell>
          <table:table-cell table:style-name="ce15" office:value-type="string" calcext:value-type="string">
            <text:p>Poderia tentar me manter positivo. Mas, realmente, não estou consegu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8" calcext:value-type="date">
            <text:p>18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ímos para encontrarmos alguns amigos e todos os lugares estão lotados e tumultuados e isso me entristece.</text:p>
          </table:table-cell>
          <table:table-cell table:style-name="ce15" office:value-type="string" calcext:value-type="string">
            <text:p>Fiquei sério e compenetrado, até tentei me divertir mas não consegui muito.</text:p>
          </table:table-cell>
          <table:table-cell table:style-name="ce15" office:value-type="string" calcext:value-type="string">
            <text:p>Poderia relevar a situação e relaxar, mas a junção dos problemas não me estão permit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9" calcext:value-type="date">
            <text:p>19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todo momento do dia, me lembrando do quanto não estou conseguindo fazer as coisas da forma como eu gostaria.</text:p>
          </table:table-cell>
          <table:table-cell table:style-name="ce15" office:value-type="string" calcext:value-type="string">
            <text:p>Me senti fraco, sem ânimo, sem energia e sem vontade.</text:p>
          </table:table-cell>
          <table:table-cell table:style-name="ce15" office:value-type="string" calcext:value-type="string">
            <text:p>Poderia tentar entender melhor a situação e buscar soluções diversas aos problem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0" calcext:value-type="date">
            <text:p>2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cebi muitas palavras de fé de um casal de amigos muito queridos para mim, minha família e minha casa.</text:p>
          </table:table-cell>
          <table:table-cell table:style-name="ce15" office:value-type="string" calcext:value-type="string">
            <text:p>Tive um momento de paz de espírito muito bom e consegui passar um dia mais tranquilo.</text:p>
          </table:table-cell>
          <table:table-cell table:style-name="ce15" office:value-type="string" calcext:value-type="string">
            <text:p>Eu poderia ter me mantido triste ou sem ação, caso não tivesse aceitado as palavras de fé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1" calcext:value-type="date">
            <text:p>21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Levei o dia com mais calma e leveza, realizando cada coisa ao seu tempo, e isso me proporcionou mais paz de espírito.</text:p>
          </table:table-cell>
          <table:table-cell table:style-name="ce15" office:value-type="string" calcext:value-type="string">
            <text:p>Eu me senti com mais energia, foco e capaz de buscar saídas aos problemas que não param de aparecerem.</text:p>
          </table:table-cell>
          <table:table-cell table:style-name="ce15" office:value-type="string" calcext:value-type="string">
            <text:p>Eu poderia continuar não agindo e desanimado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22" calcext:value-type="date">
            <text:p>22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várias tarefas, com calma e entendimento, valendo-me de tranquilidade.</text:p>
          </table:table-cell>
          <table:table-cell table:style-name="ce15" office:value-type="string" calcext:value-type="string">
            <text:p>Fiquei calmo e segui fazendo tudo o que consegui fazer de melhor.</text:p>
          </table:table-cell>
          <table:table-cell table:style-name="ce15" office:value-type="string" calcext:value-type="string">
            <text:p>Eu poderia não ficar contente com o meu atual progresso e regredi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3" calcext:value-type="date">
            <text:p>2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ber que, vai chegar mais um Natal e, mesmo fazendo tudo o que posso, eu não consegui atingir um objetivo que já persigo há dois anos.</text:p>
          </table:table-cell>
          <table:table-cell table:style-name="ce15" office:value-type="string" calcext:value-type="string">
            <text:p>Fiquei bem chateado e sem energia, sem conseguir realizar quase nada ao longo do dia.</text:p>
          </table:table-cell>
          <table:table-cell table:style-name="ce15" office:value-type="string" calcext:value-type="string">
            <text:p>Eu poderia buscar alegria em outras coisas, ou mesmo me distrair buscando outros focos, mas a proximidade com datas festivas me deixa ainda mais sensível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1-12-24" calcext:value-type="date">
            <text:p>24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 família reunida na casa de minha mãe, minha esposa e filha contentes com o dia e eu pude ajudar um colega Tryber a solucionar dúvidas de lógica de um projeto.</text:p>
          </table:table-cell>
          <table:table-cell table:style-name="ce15" office:value-type="string" calcext:value-type="string">
            <text:p>Eu me senti bem, com mais energia e vontade de seguir sendo útil.</text:p>
          </table:table-cell>
          <table:table-cell table:style-name="ce15" office:value-type="string" calcext:value-type="string">
            <text:p>Poderia não ter me deixado alegrar e me mantido preocupado com outras questõe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5" calcext:value-type="date">
            <text:p>2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Ver minha filha radiante com o presente que ganhou, estudar um pouco de Lógica e outras informações sobre Programação, ter ideia de um novo projeto.</text:p>
          </table:table-cell>
          <table:table-cell table:style-name="ce15" office:value-type="string" calcext:value-type="string">
            <text:p>Me senti pensativo sobre tudo o que ainda pode vir de bom.</text:p>
          </table:table-cell>
          <table:table-cell table:style-name="ce15" office:value-type="string" calcext:value-type="string">
            <text:p>Eu poderia não ter me permitido vivenciar o momento alegre e ter sentido culpa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6" calcext:value-type="date">
            <text:p>2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dia tranquilo em família e minha filha andou, pela primeira vez, no patins que ela ganhou de presente de Natal e adorou.</text:p>
          </table:table-cell>
          <table:table-cell table:style-name="ce15" office:value-type="string" calcext:value-type="string">
            <text:p>Fiquei tranquilo, passei o dia fazendo várias coisas em família e me senti em paz.</text:p>
          </table:table-cell>
          <table:table-cell table:style-name="ce15" office:value-type="string" calcext:value-type="string">
            <text:p>Poderia não vivenciar o momento, ficar ansioso e não me deixar relaxa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7" calcext:value-type="date">
            <text:p>27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judei um querido amigo da TRYBE, Turma 19, com dois projetos (Pixel Art e ToDo List) e ele conseguiu evoluir muito bem, sendo que ele não estava conseguindo avançar.</text:p>
          </table:table-cell>
          <table:table-cell table:style-name="ce15" office:value-type="string" calcext:value-type="string">
            <text:p>Fui tomado por uma energia muito boa, me sentindo útil e capaz, por conseguir orientar o raciocínio do amigo e vê-lo progredir nos projetos.</text:p>
          </table:table-cell>
          <table:table-cell table:style-name="ce15" office:value-type="string" calcext:value-type="string">
            <text:p>Eu poderia não ter me animado e não ter me dedicado o suficiente para estimulá-lo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8" calcext:value-type="date">
            <text:p>28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clui o projeto ‘JS Unit Tests’ do Bloco atual, cumprindo todos os requisitos e compreendendo bem tanto o uso dos códigos de testes quanto as funções desenvolvidas.</text:p>
          </table:table-cell>
          <table:table-cell table:style-name="ce15" office:value-type="string" calcext:value-type="string">
            <text:p>Me senti tranquilo e empolgado para continuar focado e dedicado aos estudos.</text:p>
          </table:table-cell>
          <table:table-cell table:style-name="ce15" office:value-type="string" calcext:value-type="string">
            <text:p>Poderia ter me decepcionado pelas dificuldades de compreensão que tive no começo e me deixado levar por frustações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1-12-29" calcext:value-type="date">
            <text:p>29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clui mais um projeto em 100% (Mistery Letter) e também concluí a primeira etapa do treinamento que ganhamos da XP, tudo isso me proporcionou uma energia muito boa!</text:p>
          </table:table-cell>
          <table:table-cell table:style-name="ce15" office:value-type="string" calcext:value-type="string">
            <text:p>Fiquei muito empolgado e fortalecido, pois esses objetivos cumpridos, têm sido fonte de renovo das minhas esperanças.</text:p>
          </table:table-cell>
          <table:table-cell table:style-name="ce15" office:value-type="string" calcext:value-type="string">
            <text:p>Eu poderia ficar inerte, sem avaliar esses pequenos progressos e não me permitir alegrar-me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30" calcext:value-type="date">
            <text:p>3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Minha esposa conseguiu folga por quatro dias, ajudei meu amigo a compreender e passar em mais um projeto, finalizei todo o treinamento da XP e consegui refatorar um erro de um dos códigos que não estava executando corretamente.</text:p>
          </table:table-cell>
          <table:table-cell table:style-name="ce15" office:value-type="string" calcext:value-type="string">
            <text:p>Mais uma vez, fiquei muito empolgado e fortalecido, pois esses objetivos cumpridos, têm sido fonte de renovo das minhas esperanças.</text:p>
          </table:table-cell>
          <table:table-cell table:style-name="ce15" office:value-type="string" calcext:value-type="string">
            <text:p>Poderia não me permitir ficar alegre e ficar triste com as coisas que ainda não consegui resolver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31" calcext:value-type="date">
            <text:p>31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reflexão sobre tudo o que passamos este ano, como foi um ano majoritariamente de perdas. Mesmo tendo algumas vitórias, o saldo foi muito menos positivo do que eu esperava. E isso muito me entristece.</text:p>
          </table:table-cell>
          <table:table-cell table:style-name="ce15" office:value-type="string" calcext:value-type="string">
            <text:p>Fiquei totalmente apático, chateado, sem vontade de fazer coisa alguma.</text:p>
          </table:table-cell>
          <table:table-cell table:style-name="ce15" office:value-type="string" calcext:value-type="string">
            <text:p>Eu poderia ter relevado essas questões, por seu um dia, digamos, festivo, porém, sequer minha família estava comemorando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2-01-01" calcext:value-type="date">
            <text:p>01/01/2022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A observância de todos os desafios que tenho pela frente, onde posso ter êxito (ou não), me desencadearam desespero e, em consequência, um medo muito forte.</text:p>
          </table:table-cell>
          <table:table-cell table:style-name="ce15" office:value-type="string" calcext:value-type="string">
            <text:p>Tentei me conter, aproveitar os momentos com minha família para conversar e buscar enxergar novas perspectivas.</text:p>
          </table:table-cell>
          <table:table-cell table:style-name="ce15" office:value-type="string" calcext:value-type="string">
            <text:p>Poderia ter ficar fechado, calado, num canto, apenas pensativo e imerso em meus pensamento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2-01-02" calcext:value-type="date">
            <text:p>02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Passamos um dia muito gostoso em família e pois voltamos às aulas da TRYBE a partir de amanhã (03/01/22).</text:p>
          </table:table-cell>
          <table:table-cell table:style-name="ce15" office:value-type="string" calcext:value-type="string">
            <text:p>Me empolguei bastante com a proximidade da volta a rotina de estudos e desenvolvimento.</text:p>
          </table:table-cell>
          <table:table-cell table:style-name="ce15" office:value-type="string" calcext:value-type="string">
            <text:p>Poderia ter me mantido triste e com medo, mas é hora de ir em frente (com medo e tristeza mesmo) com toda a Fé!</text:p>
          </table:table-cell>
          <table:table-cell table:style-name="ce2" table:number-columns-repeated="17"/>
          <table:table-cell table:number-columns-repeated="998"/>
        </table:table-row>
        <table:table-row table:style-name="ro1" table:number-rows-repeated="108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 table:number-rows-repeated="870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9" table:number-rows-repeated="1047570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/00/0000</text:date>, <text:time style:data-style-name="N2" text:time-value="20:52:29.1689790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02T20:55:08.675590467</dc:date>
    <meta:editing-duration>PT1H28M28S</meta:editing-duration>
    <meta:editing-cycles>39</meta:editing-cycles>
    <meta:document-statistic meta:table-count="1" meta:cell-count="119" meta:object-count="0"/>
  </office:meta>
</office:document-meta>
</file>